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color="#031e31" style:font-name="Verdana" fo:font-size="9pt" style:font-name-asian="Verdana1" style:font-size-asian="9pt" style:font-name-complex="Verdana1" style:font-size-complex="9pt" fo:background-color="#ffffff"/>
    </style:style>
    <style:style style:name="P2" style:family="paragraph" style:parent-style-name="Standard">
      <style:text-properties fo:background-color="#ffff00"/>
    </style:style>
    <style:style style:name="P3" style:family="paragraph" style:parent-style-name="Standard">
      <style:text-properties fo:font-size="12pt" style:font-size-asian="12pt" style:font-size-complex="12pt" fo:background-color="#ffffff"/>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paragraph-properties fo:margin-left="0.5in" fo:margin-right="0in" fo:text-indent="0in" style:auto-text-indent="false"/>
    </style:style>
    <style:style style:name="P7" style:family="paragraph" style:parent-style-name="Heading_20_1" style:master-page-name="Standard">
      <style:paragraph-properties style:page-number="1"/>
    </style:style>
    <style:style style:name="T1" style:family="text">
      <style:text-properties fo:font-weight="bold" style:font-weight-asian="bold"/>
    </style:style>
    <style:style style:name="T2" style:family="text">
      <style:text-properties fo:background-color="#ffff00"/>
    </style:style>
    <style:style style:name="T3" style:family="text">
      <style:text-properties fo:font-size="12pt" style:font-size-asian="12pt" style:font-size-complex="12pt" fo:background-color="#ffffff"/>
    </style:style>
    <style:style style:name="T4" style:family="text">
      <style:text-properties fo:color="#002c73" fo:font-size="14.5pt" style:font-size-asian="14.5pt" style:font-size-complex="14.5pt"/>
    </style:style>
    <style:style style:name="T5" style:family="text">
      <style:text-properties fo:font-size="10.5pt" style:font-size-asian="10.5pt" style:font-size-complex="10.5pt" fo:background-color="#ffffff"/>
    </style:style>
    <style:style style:name="T6" style:family="text">
      <style:text-properties fo:color="#1155cc" style:text-underline-style="solid" style:text-underline-width="auto" style:text-underline-color="font-color"/>
    </style:style>
    <style:style style:name="T7" style:family="text">
      <style:text-properties fo:color="#1155cc" style:text-underline-style="solid" style:text-underline-width="auto" style:text-underline-color="font-color" fo:background-color="#ffff00"/>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mm0zz6dq0v57"/><office:annotation office:name="__Annotation__6_1483960459"><dc:creator>Kofani</dc:creator><dc:date>2024-03-09T12:34:04</dc:date><text:p><text:span text:style-name="T8">yellow marks, whats reading now</text:span></text:p></office:annotation>Intro<office:annotation-end office:name="__Annotation__6_1483960459"/></text:p>
      <text:p text:style-name="Standard"><text:span text:style-name="T1">Please introduce me a basic contemporary understanding of dark energy with references and further reading. (Poe(PaLM))</text:span></text:p>
      <text:p text:style-name="Standard"/>
      <text:p text:style-name="Standard"><text:span text:style-name="T2">"Dark Energy: A Brief Review" by Martin J. Rees</text:span>: This article provides a concise overview of dark energy, its history, and the current state of research.</text:p>
      <text:p text:style-name="Standard"/>
      <text:p text:style-name="Standard">"Dark Energy and the Accelerating Universe" by Michael S. Turner: This book offers a more comprehensive treatment of dark energy, including its theoretical foundations, observational evidence, and potential implications for cosmology.</text:p>
      <text:p text:style-name="Standard"/>
      <text:p text:style-name="Standard">"The Physics of the Universe" by Frank Shu: This textbook provides a broad introduction to cosmology, including a chapter dedicated to dark energy and its role in the evolution of the universe.</text:p>
      <text:p text:style-name="Standard"/>
      <text:p text:style-name="Standard">"Dark Energy Survey" website: This website provides information about the Dark Energy Survey, a large-scale observational project aimed at studying dark energy and its effects on the universe.</text:p>
      <text:p text:style-name="Heading_20_2"><text:bookmark text:name="_bgygbrmjkd4c"/>Dark Energy: A Brief Review</text:p>
      <text:p text:style-name="Standard">“The problem of dark energy is briefly reviewed in both theoretical and observational aspects.</text:p>
      <text:p text:style-name="Standard">In the theoretical aspect, dark energy scenarios are classified into symmetry, anthropic principle, tuning mechanism, modified gravity, quantum cosmology, holographic principle, back-reaction and phenomenological types. “</text:p>
      <text:p text:style-name="Heading_20_3"><text:bookmark text:name="_4x9055edsawu"/>Symmetry</text:p>
      <text:p text:style-name="Standard">https://en.wikipedia.org/wiki/Symmetry_(physics)</text:p>
      <text:p text:style-name="Standard">Properties of a physical system can be “global”, “invariant” for each element, or as a global constant for the system of dynamic elements.</text:p>
      <text:p text:style-name="Heading_20_3"><text:bookmark text:name="_c80t0697rmh7"/>Anthropic principle</text:p>
      <text:p text:style-name="Standard">https://www.youtube.com/watch?v=dWkJ8Pl-8l8</text:p>
      <text:p text:style-name="Standard">Probability of observing all the universe by us is small but not zero. In the multiverse there can be different principles, or with this small probability life can exist because it is non-zero. </text:p>
      <text:p text:style-name="Standard">*I think it is used here to describe - if something exists in one point, it must exist statistically the same in another point.</text:p>
      <text:p text:style-name="Heading_20_3"><text:bookmark text:name="_7s0o4ic8mac2"/><text:soft-page-break/>Tuning mechanism</text:p>
      <text:p text:style-name="Standard">Possible to use fine-tuning for proof of some fundamentals, but without falling to it, because it is not a general knowledge when too tuned.</text:p>
      <text:p text:style-name="Heading_20_3"><text:bookmark text:name="_mz1qvlspde4p"/>Modified gravity</text:p>
      <text:p text:style-name="Standard">https://www.kavlifoundation.org/news/modified-gravity</text:p>
      <text:p text:style-name="Standard">Gravity in different scales, can work differently</text:p>
      <text:p text:style-name="Standard"/>
      <text:p text:style-name="Standard">Who measure it:</text:p>
      <text:p text:style-name="Heading_20_4"><text:bookmark text:name="_eeirgc5k9o8i"/>BICEP3 project</text:p>
      <text:p text:style-name="Standard">https://science.jpl.nasa.gov/projects/bicep3/</text:p>
      <text:p text:style-name="Standard"><text:span text:style-name="T3">Measure the polarization of the cosmic microwave background (CMB)</text:span></text:p>
      <text:p text:style-name="Standard"><text:span text:style-name="T3">Radio telescope, the microwave radiation oriented.</text:span></text:p>
      <text:p text:style-name="Heading_20_4"><text:bookmark text:name="_ckvunzbqn35t"/>EUCLID space telescope</text:p>
      <text:p text:style-name="Standard">https://www.kavlifoundation.org/news/precision-cosmology</text:p>
      <text:p text:style-name="Standard">https://www.esa.int/Science_Exploration/Space_Science/Euclid/The_dark_Universe</text:p>
      <text:p text:style-name="Standard">Euclid is watching the old universe to measure expansion of the universe. </text:p>
      <text:p text:style-name="Standard"/>
      <text:p text:style-name="Standard">ESA's Planck mission - cosmic background 68% of energy is dark energy. Property of vacuum. Observation of supernovae, how expanse after explosion.</text:p>
      <text:p text:style-name="Standard"/>
      <text:p text:style-name="Standard">“In 1988, American astronomer Saul Perlmutter launched a group to make these measurements, called The Supernova Cosmology Project. They were joined in 1994 by an independent group called The High-z Supernova Search Team, led by American Australian astronomer Brian Schmidt and in which American astronomer Adam Riess played a crucial role.” https://sci.esa.int/web/euclid/-/what-is-dark-energy-</text:p>
      <text:p text:style-name="Standard">As result - expansion is accelerating, and this acceleration is the dark energy. Einstein’s “cosmological constant” is not working on all scales.</text:p>
      <text:p text:style-name="Standard"/>
      <text:p text:style-name="Standard"><text:soft-page-break/>In the dark age of the universe - particles structures created by dark energy?</text:p>
      <text:p text:style-name="Standard"/>
      <text:p text:style-name="Standard">“1930s when Swiss-American astronomer Fritz Zwicky measured the speed at which galaxies are moving in the Coma Cluster.”</text:p>
      <text:p text:style-name="Standard">“In the 1970s, American astronomer Vera Rubin discovered that the outer regions of individual galaxies were rotating much faster than expected.”</text:p>
      <text:p text:style-name="Standard">“In 1974, American physicist James Peebles led a study into the true mass of galaxies and found that an estimate based on how much matter could be seen as stars was lower than an estimate based on a galaxy's movements by a factor of about ten.”</text:p>
      <text:p text:style-name="Standard">https://sci.esa.int/web/euclid/-/what-is-dark-matter-</text:p>
      <text:p text:style-name="P1"/>
      <text:p text:style-name="Heading_20_4"><text:bookmark text:name="_pnpy567q64ds"/>LIGO Laser Interferometer Gravitational-wave Observatory</text:p>
      <text:p text:style-name="Standard">https://www.ligo.caltech.edu/</text:p>
      <text:p text:style-name="Standard">https://en.wikipedia.org/wiki/Gravitational_wave</text:p>
      <text:p text:style-name="Standard">Gravitational waves are proposed by Oliver Heaviside and Henri Poincaré. Classical mechanics do not provide their existence. https://en.wikipedia.org/wiki/Gravitational_wave#History</text:p>
      <text:p text:style-name="Standard"><text:span text:style-name="T5">Hulse–Taylor binary pulsar</text:span> - nobel prize work. </text:p>
      <text:p text:style-name="Standard"><text:a xlink:type="simple" xlink:href="https://en.wikipedia.org/wiki/First_observation_of_gravitational_waves" text:style-name="ListLabel_20_19" text:visited-style-name="ListLabel_20_19"><text:span text:style-name="T6">https://en.wikipedia.org/wiki/First_observation_of_gravitational_waves</text:span></text:a></text:p>
      <text:p text:style-name="Heading_20_4"><text:bookmark text:name="_hlhqr0nya7xy"/>Virgo and KAGRA, two gravitational wave detectors</text:p>
      <text:p text:style-name="Standard">https://en.wikipedia.org/wiki/Gravitational-wave_observatory</text:p>
      <text:p text:style-name="Standard">https://wwwmpa.mpa-garching.mpg.de/galform/virgo/</text:p>
      <text:p text:style-name="Standard"><text:a xlink:type="simple" xlink:href="https://gwcenter.icrr.u-tokyo.ac.jp/en/" text:style-name="ListLabel_20_19" text:visited-style-name="ListLabel_20_19"><text:span text:style-name="T6">https://gwcenter.icrr.u-tokyo.ac.jp/en/</text:span></text:a></text:p>
      <text:p text:style-name="Heading_20_4"><text:bookmark text:name="_y4kgcpypnbfl"/>LISA, Space-based gravitational detector</text:p>
      <text:p text:style-name="Standard"><text:a xlink:type="simple" xlink:href="https://lisa.nasa.gov/" text:style-name="ListLabel_20_19" text:visited-style-name="ListLabel_20_19"><text:span text:style-name="T6">https://lisa.nasa.gov/</text:span></text:a></text:p>
      <text:p text:style-name="Heading_20_3"><text:bookmark text:name="_pn5gb7e61jzs"/>Quantum cosmology</text:p>
      <text:p text:style-name="Standard">Theories but not based on albert einstein’s relativity</text:p>
      <text:p text:style-name="Standard"><text:soft-page-break/>https://en.wikipedia.org/wiki/Quantum_cosmology</text:p>
      <text:p text:style-name="Heading_20_3"><text:bookmark text:name="_v45kkmg54tio"/>Holographic principle</text:p>
      <text:p text:style-name="Standard">https://en.wikipedia.org/wiki/Holographic_principle</text:p>
      <text:p text:style-name="Standard">Changes of matter properties by global events(for example a black hole)</text:p>
      <text:p text:style-name="Standard"/>
      <text:p text:style-name="Heading_20_3"><text:bookmark text:name="_rs5nlwgxnxet"/>Understanding acceleration constant</text:p>
      <text:p text:style-name="Standard">Special relativity: lorentz transformation of time and space, minkowski space-time, relative energy.</text:p>
      <text:p text:style-name="Heading_20_4"><text:bookmark text:name="_1p4xuk2lxolq"/>Einstein equation</text:p>
      <text:p text:style-name="Standard">https://einsteinpapers.press.princeton.edu/vol6-trans/433</text:p>
      <text:p text:style-name="Standard">*page 423 - constant for Gauss Gravitational Law(by Poisson equation)</text:p>
      <text:p text:style-name="Heading_20_4"><text:bookmark text:name="_8s97u7t4m9vy"/>Tensor</text:p>
      <text:p text:style-name="Standard"><text:a xlink:type="simple" xlink:href="https://en.wikipedia.org/wiki/Stress%E2%80%93energy_tensor" text:style-name="ListLabel_20_19" text:visited-style-name="ListLabel_20_19"><text:span text:style-name="T6">https://en.wikipedia.org/wiki/Stress%E2%80%93energy_tensor</text:span></text:a></text:p>
      <text:p text:style-name="Standard"><text:a xlink:type="simple" xlink:href="https://en.wikipedia.org/wiki/Tensor" text:style-name="ListLabel_20_20" text:visited-style-name="ListLabel_20_20"><text:span text:style-name="T7">https://en.wikipedia.org/wiki/Tensor</text:span></text:a></text:p>
      <text:p text:style-name="Standard"><text:a xlink:type="simple" xlink:href="https://web.archive.org/web/20140530175713/http://www.black-holes.org/numrel1.html" text:style-name="ListLabel_20_20" text:visited-style-name="ListLabel_20_20"><text:span text:style-name="T7">https://web.archive.org/web/20140530175713/http://www.black-holes.org/numrel1.html</text:span></text:a></text:p>
      <text:p text:style-name="P2"/>
      <text:p text:style-name="P2"/>
      <text:p text:style-name="Standard">Poe(Palm):</text:p>
      <text:p text:style-name="Standard">The following books and articles provide a more in-depth discussion of stress-energy tensors:</text:p>
      <text:list xml:id="list3975862235" text:style-name="WWNum1">
        <text:list-item>
          <text:p text:style-name="P4">"General Relativity" by Robert M. Wald</text:p>
        </text:list-item>
        <text:list-item>
          <text:p text:style-name="P4">"Gravitation" by Charles W. Misner, Kip S. Thorne, and John A. Wheeler</text:p>
        </text:list-item>
        <text:list-item>
          <text:p text:style-name="P4">"The Stress-Energy Tensor in General Relativity" by Yvonne Choquet-Bruhat</text:p>
        </text:list-item>
        <text:list-item>
          <text:p text:style-name="P4"><text:soft-page-break/>"The Energy-Momentum Tensor" by L. D. Landau and E. M. Lifshitz</text:p>
        </text:list-item>
        <text:list-item>
          <text:p text:style-name="P4">"Stress-Energy Tensors in Field Theory" by M. E. Peskin and D. V. Schroeder</text:p>
        </text:list-item>
      </text:list>
      <text:p text:style-name="Standard"><text:line-break/>There are also a number of videos available online that can help you learn about stress-energy tensors. Here are a few suggestions:</text:p>
      <text:list xml:id="list232944003054104" text:continue-numbering="true" text:style-name="WWNum1">
        <text:list-item>
          <text:p text:style-name="P4">"Stress-Energy Tensor" by Leonard Susskind (Stanford University)</text:p>
        </text:list-item>
        <text:list-item>
          <text:p text:style-name="P4">"The Stress-Energy Tensor" by Sean Carroll (Caltech)</text:p>
        </text:list-item>
        <text:list-item>
          <text:p text:style-name="P4">"Stress-Energy Tensor in General Relativity" by Sabine Hossenfelder (Perimeter Institute)</text:p>
        </text:list-item>
      </text:list>
      <text:p text:style-name="P6"/>
      <text:p text:style-name="Standard">Modern understanding of relativity:</text:p>
      <text:list xml:id="list4053539031" text:style-name="WWNum2">
        <text:list-item>
          <text:p text:style-name="P5">"Black Holes and Time Warps" by Kip S. Thorne</text:p>
        </text:list-item>
        <text:list-item>
          <text:p text:style-name="P5">"A Brief History of Time" by Stephen Hawking</text:p>
        </text:list-item>
        <text:list-item>
          <text:p text:style-name="P5">https://www.feynmanlectures.caltech.edu/I_07.html</text:p>
        </text:list-item>
      </text:list>
      <text:p text:style-name="Heading_20_3"><text:bookmark text:name="_oao5iuvt4anw"/>Supersymmetry</text:p>
      <text:p text:style-name="Standard"><text:a xlink:type="simple" xlink:href="https://en.wikipedia.org/wiki/Supersymmetry" text:style-name="ListLabel_20_19" text:visited-style-name="ListLabel_20_19"><text:span text:style-name="T6">https://en.wikipedia.org/wiki/Supersymmetry</text:span></text:a></text:p>
      <text:p text:style-name="Standard"><text:a xlink:type="simple" xlink:href="https://en.wikipedia.org/wiki/Spin_(physics)" text:style-name="ListLabel_20_19" text:visited-style-name="ListLabel_20_19"><text:span text:style-name="T6">https://en.wikipedia.org/wiki/Spin_(physics)</text:span></text:a></text:p>
      <text:p text:style-name="Standard"><text:a xlink:type="simple" xlink:href="https://en.wikipedia.org/wiki/List_of_particles#Composite_particles" text:style-name="ListLabel_20_19" text:visited-style-name="ListLabel_20_19"><text:span text:style-name="T6">https://en.wikipedia.org/wiki/List_of_particles#Composite_particles</text:span></text:a></text:p>
      <text:p text:style-name="Heading_20_1"><text:bookmark text:name="_lk9klhjvyu1b"/>Theory notes</text:p>
      <text:p text:style-name="Standard">Hydrogen is 75% of normal Universe, and first was produced after bing bang</text:p>
      <text:p text:style-name="Standard">All objects are radiate</text:p>
      <text:p text:style-name="Standard">95% of whole Universe is dark energy, matter</text:p>
      <text:p text:style-name="Standard">Dark matter interact with light and normal matter by gravity</text:p>
      <text:p text:style-name="Standard">Dark energy is accelerating the universe expansion</text:p>
      <text:p text:style-name="Standard"><text:soft-page-break/>“<text:span text:style-name="T3">vacuum energy” </text:span>Vacuum?</text:p>
      <text:p text:style-name="P3"/>
      <text:p text:style-name="Standard"><text:span text:style-name="T3">Detectors of particles who participate in gravity.</text:span></text:p>
      <text:p text:style-name="Standard"><text:span text:style-name="T3">What is gravity? </text:span></text:p>
      <text:p text:style-name="Standard"><text:span text:style-name="T3">Equations of masses based on distances, and newton's laws </text:span></text:p>
      <text:p text:style-name="Standard"><text:span text:style-name="T3">Neutron radiation</text:span></text:p>
      <text:p text:style-name="P3"/>
      <text:p text:style-name="Standard"><text:span text:style-name="T3">If in water the speed of light is less than in vacuum, can it be fast in imaginable matter?</text:span></text:p>
      <text:p text:style-name="P3"/>
      <text:p text:style-name="Standard"><text:span text:style-name="T3">Speed of expansion?</text:span></text:p>
      <text:p text:style-name="Heading_20_1"><text:bookmark text:name="_bdtngra0dbrp"/>Experimental notes</text:p>
      <text:p text:style-name="Standard">Detection of photons and electrons by fluorescent paintings</text:p>
      <text:p text:style-name="Standard">Radiation of alpha, beta, gamma(and detection) </text:p>
      <text:p text:style-name="Standard">Silver photography(without silver?)</text:p>
      <text:p text:style-name="Standard">Dust?(and dust on pla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3.5pt" style:text-underline-style="none" style:font-name-asian="Roboto1" style:font-family-asian="Roboto" style:font-family-generic-asian="system" style:font-pitch-asian="variable" style:font-size-asian="13.5pt" style:font-name-complex="Roboto1" style:font-family-complex="Roboto" style:font-family-generic-complex="system" style:font-pitch-complex="variable" style:font-size-complex="13.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5pt" style:text-underline-style="none" style:font-name-asian="Roboto1" style:font-family-asian="Roboto" style:font-family-generic-asian="system" style:font-pitch-asian="variable" style:font-size-asian="13.5pt" style:font-name-complex="Roboto1" style:font-family-complex="Roboto" style:font-family-generic-complex="system" style:font-pitch-complex="variable" style:font-size-complex="13.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underline-style="solid" style:text-underline-width="auto" style:text-underline-color="font-color" fo:background-color="#ffff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02" meta:word-count="901" meta:character-count="7073" meta:non-whitespace-character-count="6279"/>
    <meta:generator>LibreOfficeDev/6.0.5.2$Linux_X86_64 LibreOffice_project/</meta:generator>
  </office:meta>
</office:document-meta>
</file>